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2BC00000050EB320D32.jp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1.387cm"/>
    </style:style>
    <style:style style:name="pr2" style:family="presentation" style:parent-style-name="Default-subtitle">
      <style:graphic-properties draw:fill-color="#ffffff" draw:auto-grow-height="true" fo:min-height="10.842cm"/>
    </style:style>
    <style:style style:name="pr3" style:family="presentation" style:parent-style-name="Default-notes">
      <style:graphic-properties draw:fill-color="#ffffff" fo:min-height="11.542cm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font-family="Helvetica" style:font-family-generic="swiss" style:font-pitch="variable" style:font-family-asian="Helvetica" style:font-family-generic-asian="swiss" style:font-pitch-asian="variable" style:font-family-complex="Helvetica" style:font-family-generic-complex="swiss" style:font-pitch-complex="variable"/>
    </style:style>
    <text:list-style style:name="L1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904cm" svg:height="1.387cm" svg:x="0.428cm" svg:y="2.42cm" presentation:class="title">
          <draw:text-box>
            <text:p text:style-name="P1"><text:span text:style-name="T1">11:15–11:45</text:span></text:p>
          </draw:text-box>
        </draw:frame>
        <draw:frame presentation:style-name="pr2" draw:text-style-name="P1" draw:layer="layout" svg:width="21.493cm" svg:height="10.842cm" svg:x="1.838cm" svg:y="4.934cm" presentation:class="subtitle">
          <draw:text-box>
            <text:p text:style-name="P1">Refactoring Support</text:p>
          </draw:text-box>
        </draw:frame>
        <presentation:notes draw:style-name="dp2">
          <draw:page-thumbnail draw:style-name="gr1" draw:layer="layout" svg:width="12.823cm" svg:height="9.618cm" svg:x="3.236cm" svg:y="1.922cm" draw:page-number="1" presentation:class="page"/>
          <draw:frame presentation:style-name="pr3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2" text:bullet-char="•">
            <style:list-level-properties text:space-before="1.292cm" text:min-label-width="0.793cm"/>
            <style:text-properties fo:font-family="Helvetica" style:font-family-generic="swiss" style:font-pitch="variable" fo:color="#000000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4" text:bullet-char="•">
            <style:list-level-properties text:space-before="3.81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5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6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7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8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9" text:bullet-char="•">
            <style:list-level-properties text:space-before="4.8cm" text:min-label-width="0.6cm"/>
            <style:text-properties fo:font-family="Helvetica" style:font-family-generic="swiss" style:font-pitch="variable" style:use-window-font-color="true" fo:font-size="12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cccff"/>
    </style:style>
    <style:style style:name="gr3" style:family="graphic" style:parent-style-name="standard">
      <style:graphic-properties draw:stroke="none" draw:fill="none" draw:fill-color="#7889fb" draw:textarea-horizontal-align="left" draw:textarea-vertical-align="top" draw:auto-grow-height="true" fo:padding-top="0.13cm" fo:padding-bottom="0.13cm" fo:padding-left="0.25cm" fo:padding-right="0.25cm" fo:wrap-option="no-wrap" draw:shadow="hidden" draw:shadow-color="#ccccff"/>
    </style:style>
    <style:style style:name="gr4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526cm" fo:padding-top="0.13cm" fo:padding-bottom="0.13cm" fo:padding-left="0.25cm" fo:padding-right="0.25cm" fo:wrap-option="no-wrap" draw:shadow="hidden" draw:shadow-color="#ccccff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683cm" fo:padding-top="0.13cm" fo:padding-bottom="0.13cm" fo:padding-left="0.25cm" fo:padding-right="0.25cm" fo:wrap-option="no-wrap" draw:shadow="hidden" draw:shadow-color="#ccccff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outline1">
      <style:graphic-properties draw:fill-color="#ffffff" draw:auto-grow-height="false" fo:min-height="12.001cm"/>
    </style:style>
    <style:style style:name="pr3" style:family="presentation" style:parent-style-name="Title1-outline1">
      <style:graphic-properties draw:fill-color="#ffffff" draw:auto-grow-height="false" fo:min-height="12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indent="-0.635cm"/>
    </style:style>
    <style:style style:name="P3" style:family="paragraph">
      <style:paragraph-properties fo:margin-left="2.085cm" fo:margin-right="0cm" fo:text-indent="-0.793cm"/>
    </style:style>
    <style:style style:name="P4" style:family="paragraph">
      <style:paragraph-properties fo:margin-left="3.175cm" fo:margin-right="0cm" fo:text-indent="-0.635cm"/>
    </style:style>
    <style:style style:name="P5" style:family="paragraph">
      <style:paragraph-properties fo:margin-left="4.445cm" fo:margin-right="0cm" fo:text-indent="-0.635cm"/>
    </style:style>
    <style:style style:name="P6" style:family="paragraph">
      <style:paragraph-properties fo:margin-left="5.715cm" fo:margin-right="0cm" fo:text-indent="-0.635cm"/>
    </style:style>
    <style:style style:name="P7" style:family="paragraph">
      <style:paragraph-properties fo:margin-left="5.4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12" style:family="paragraph">
      <style:paragraph-properties fo:text-align="center"/>
    </style:style>
    <style:style style:name="T1" style:family="text">
      <style:text-properties fo:color="#000000" fo:font-size="10pt" fo:language="en" fo:country="US" style:font-size-asian="10pt" style:font-size-complex="10pt"/>
    </style:style>
    <style:style style:name="T2" style:family="text">
      <style:text-properties fo:color="#000000" fo:font-size="13pt" fo:language="en" fo:country="US" style:font-size-asian="13pt" style:font-size-complex="13pt"/>
    </style:style>
    <text:list-style style:name="L1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6cm" svg:x="2.229cm" svg:y="3.59cm"/>
      <draw:page-thumbnail draw:layer="backgroundobjects" svg:width="6.156cm" svg:height="4.616cm" svg:x="10.914cm" svg:y="3.59cm"/>
      <draw:page-thumbnail draw:layer="backgroundobjects" svg:width="6.156cm" svg:height="4.616cm" svg:x="2.229cm" svg:y="10.516cm"/>
      <draw:page-thumbnail draw:layer="backgroundobjects" svg:width="6.156cm" svg:height="4.616cm" svg:x="10.914cm" svg:y="10.516cm"/>
      <draw:page-thumbnail draw:layer="backgroundobjects" svg:width="6.156cm" svg:height="4.616cm" svg:x="2.229cm" svg:y="17.442cm"/>
      <draw:page-thumbnail draw:layer="backgroundobjects" svg:width="6.156cm" svg:height="4.616cm" svg:x="10.914cm" svg:y="17.442cm"/>
    </style:handout-master>
    <style:master-page style:name="Default" style:page-layout-name="PM1" draw:style-name="dp1">
      <draw:frame presentation:style-name="pr1" draw:text-style-name="P1" draw:layer="backgroundobjects" svg:width="22.904cm" svg:height="1.386cm" svg:x="0.428cm" svg:y="2.42cm" presentation:class="title">
        <draw:text-box>
          <text:p text:style-name="P1">Click to edit the title text format</text:p>
        </draw:text-box>
      </draw:frame>
      <draw:frame presentation:style-name="pr2" draw:text-style-name="P8" draw:layer="backgroundobjects" svg:width="21.493cm" svg:height="10.841cm" svg:x="1.838cm" svg:y="4.934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line draw:style-name="gr2" draw:text-style-name="P9" draw:layer="backgroundobjects" svg:x1="4.022cm" svg:y1="17.881cm" svg:x2="4.022cm" svg:y2="18.415cm">
        <text:p text:style-name="P1"/>
      </draw:line>
      <draw:g>
        <draw:rect draw:style-name="gr3" draw:text-style-name="P10" draw:layer="layout" svg:width="21.378cm" svg:height="0.684cm" svg:x="4.022cm" svg:y="17.987cm">
          <text:p text:style-name="P1"/>
        </draw:rect>
        <draw:frame draw:style-name="gr4" draw:text-style-name="P11" draw:layer="layout" svg:width="21.378cm" svg:height="0.786cm" svg:x="4.022cm" svg:y="17.987cm">
          <draw:text-box>
            <text:p text:style-name="P11"><text:span text:style-name="T1">Adding a New Language to the CDT <text:s/>| <text:s/>© 2006 by the University of Illinois at Urbana-Champaign; made available under the EPL v1.0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Default-title" draw:layer="backgroundobjects" svg:width="12.823cm" svg:height="9.618cm" svg:x="3.236cm" svg:y="1.922cm" presentation:class="page"/>
        <draw:frame presentation:style-name="Default-notes" draw:layer="backgroundobjects" svg:width="15.434cm" svg:height="11.541cm" svg:x="1.931cm" svg:y="12.184cm" presentation:class="notes" presentation:placeholder="true">
          <draw:text-box/>
        </draw:frame>
      </presentation:notes>
    </style:master-page>
    <style:master-page style:name="Title1" style:page-layout-name="PM1" draw:style-name="dp1"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97cm" svg:height="4.085cm" svg:x="1.084cm" svg:y="4.74cm" presentation:class="title" presentation:placeholder="true">
        <draw:text-box/>
      </draw:frame>
      <draw:g>
        <draw:rect draw:style-name="gr3" draw:text-style-name="P10" draw:layer="layout" svg:width="25.277cm" svg:height="0.811cm" svg:x="0.193cm" svg:y="17.933cm">
          <text:p text:style-name="P1"/>
        </draw:rect>
        <draw:frame draw:style-name="gr6" draw:text-style-name="P11" draw:layer="layout" svg:width="25.277cm" svg:height="0.943cm" svg:x="0.193cm" svg:y="17.933cm">
          <draw:text-box>
            <text:p text:style-name="P11"><text:span text:style-name="T2">© 2006 by the University of Illinois at Urbana-Champaign; made available under the EPL v1.0 | <text:s/>March 20, 2006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draw:frame presentation:style-name="pr3" draw:text-style-name="P8" draw:layer="backgroundobjects" svg:width="22.859cm" svg:height="12.572cm" svg:x="1.27cm" svg:y="4.457cm" presentation:class="outline">
        <draw:text-box>
          <text:list text:style-name="L4">
            <text:list-item>
              <text:p text:style-name="P2">Click to edit the outline text format</text:p>
            </text:list-item>
          </text:list>
          <text:list text:style-name="L4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Title1-title" draw:layer="backgroundobjects" svg:width="12.823cm" svg:height="9.618cm" svg:x="3.236cm" svg:y="1.922cm" presentation:class="page"/>
        <draw:frame presentation:style-name="Title1-notes" draw:layer="backgroundobjects" svg:width="15.434cm" svg:height="11.541cm" svg:x="1.931cm" svg:y="12.184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dc:title>Adding a New Language to the CDT</dc:title>
    <dc:subject>EclipseCon 2006</dc:subject>
    <meta:initial-creator>Industrie Brand Partners</meta:initial-creator>
    <meta:creation-date>2002-08-23T09:26:08</meta:creation-date>
    <dc:creator>Spiros Xanthos</dc:creator>
    <dc:date>2006-02-03T14:37:44</dc:date>
    <meta:print-date>2006-01-18T14:54:19</meta:print-date>
    <dc:language>en-US</dc:language>
    <meta:editing-cycles>368</meta:editing-cycles>
    <meta:editing-duration>PT23H59M26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